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.4925in" fo:margin-right="0in" fo:text-indent="0in" style:auto-text-indent="false"/>
      <style:text-properties officeooo:rsid="000cba2f" officeooo:paragraph-rsid="000cba2f"/>
    </style:style>
    <style:style style:name="P2" style:family="paragraph" style:parent-style-name="Text_20_body">
      <style:text-properties officeooo:paragraph-rsid="000e9558"/>
    </style:style>
    <style:style style:name="P3" style:family="paragraph" style:parent-style-name="Text_20_body">
      <style:text-properties officeooo:rsid="001253b3" officeooo:paragraph-rsid="001253b3"/>
    </style:style>
    <style:style style:name="P4" style:family="paragraph" style:parent-style-name="Text_20_body">
      <style:text-properties officeooo:rsid="001253b3" officeooo:paragraph-rsid="00149ba0"/>
    </style:style>
    <style:style style:name="P5" style:family="paragraph" style:parent-style-name="Text_20_body">
      <style:text-properties officeooo:rsid="00149ba0" officeooo:paragraph-rsid="00149ba0"/>
    </style:style>
    <style:style style:name="P6" style:family="paragraph" style:parent-style-name="Text_20_body">
      <style:text-properties officeooo:rsid="000e9558" officeooo:paragraph-rsid="000e9558"/>
    </style:style>
    <style:style style:name="P7" style:family="paragraph" style:parent-style-name="Text_20_body" style:list-style-name="L1">
      <style:paragraph-properties fo:margin-left="0.4925in" fo:margin-right="0in" fo:text-indent="-0.25in" style:auto-text-indent="false"/>
    </style:style>
    <style:style style:name="P8" style:family="paragraph" style:parent-style-name="Text_20_body" style:list-style-name="L1">
      <style:paragraph-properties fo:margin-left="0.4925in" fo:margin-right="0in" fo:text-indent="-0.25in" style:auto-text-indent="false"/>
      <style:text-properties officeooo:rsid="000cba2f" officeooo:paragraph-rsid="000cba2f"/>
    </style:style>
    <style:style style:name="T1" style:family="text">
      <style:text-properties officeooo:rsid="000cba2f"/>
    </style:style>
    <style:style style:name="T2" style:family="text">
      <style:text-properties officeooo:rsid="001253b3"/>
    </style:style>
    <style:style style:name="T3" style:family="text">
      <style:text-properties officeooo:rsid="00149ba0"/>
    </style:style>
    <style:style style:name="T4" style:family="text">
      <style:text-properties officeooo:rsid="0017fa84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bout</text:h>
      <text:p text:style-name="P2"/>
      <text:p text:style-name="P6">This document describes the process to which you setup application using Hifadhi as your storage server’s.</text:p>
      <text:h text:style-name="Heading_20_1" text:outline-level="1">Setting Up</text:h>
      <text:p text:style-name="Text_20_body"/>
      <text:list xml:id="list2845239221" text:style-name="L1">
        <text:list-item>
          <text:p text:style-name="P7">Create Hifadhi instance that will server as the initial instance, hence the gossip instance. Se<text:span text:style-name="T1">e </text:span>docs on creating an instance.</text:p>
        </text:list-item>
        <text:list-item>
          <text:p text:style-name="P8">Configure Hifadhi adapter in settings.py to point to the gossip instance. See docs on configuring the adapter.</text:p>
        </text:list-item>
        <text:list-item>
          <text:p text:style-name="P8">Create additional Hifadhi instance and point their gossiper to the initial instance.</text:p>
        </text:list-item>
        <text:list-item>
          <text:p text:style-name="P8">At this point you will be capable of uploading and downloading from the instances which will be served from any instance host.</text:p>
        </text:list-item>
      </text:list>
      <text:p text:style-name="P1"/>
      <text:h text:style-name="Heading_20_1" text:outline-level="1">Deployment <text:span text:style-name="T2">Approach</text:span></text:h>
      <text:p text:style-name="Text_20_body"/>
      <text:p text:style-name="P4">There are basically two deployment approaches, closed and exposed. On closed the application server acts as the middleman between the client and the storage server, <text:span text:style-name="T3">therefore your Hifadhi instances are not exposed to the internet.</text:span> </text:p>
      <text:p text:style-name="P3">As for exposed, the client is able to fetch content from any of the exposed Hifadhi instances. <text:span text:style-name="T3">Instances are exposed over the internet, </text:span><text:span text:style-name="T4">perhaps behind a load balancer.</text:span></text:p>
      <text:p text:style-name="P5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Arial" fo:font-family="Arial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6T13:53:25.395000000</meta:creation-date>
    <dc:date>2022-04-18T09:25:43.992000000</dc:date>
    <meta:editing-duration>PT2H41M37S</meta:editing-duration>
    <meta:editing-cycles>6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10" meta:word-count="159" meta:character-count="992" meta:non-whitespace-character-count="846"/>
  </office:meta>
</office:document-meta>
</file>